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d84d2" officeooo:paragraph-rsid="000d84d2" style:font-size-asian="13.1000003814697pt" style:font-size-complex="15pt"/>
    </style:style>
    <style:style style:name="P2" style:family="paragraph" style:parent-style-name="Standard">
      <style:text-properties fo:font-size="12pt" officeooo:rsid="000d84d2" officeooo:paragraph-rsid="000d84d2" style:font-size-asian="10.5pt" style:font-size-complex="12pt"/>
    </style:style>
    <style:style style:name="P3" style:family="paragraph" style:parent-style-name="Standard">
      <style:text-properties fo:font-size="12pt" officeooo:rsid="000dcfe8" officeooo:paragraph-rsid="000dcfe8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diator</text:p>
      <text:p text:style-name="P2"/>
      <text:p text:style-name="P2">Encapsulated communication between objects. </text:p>
      <text:p text:style-name="P2">e. g. Chat room, would be connection heavy if every user connected to one another. The room itself acts as a mediator between all users.</text:p>
      <text:p text:style-name="P2"/>
      <text:p text:style-name="P3">https://en.wikipedia.org/wiki/Mediator_pattern#C.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3:15:48.262979257</meta:creation-date>
    <dc:date>2017-03-14T13:33:53.076103111</dc:date>
    <meta:editing-duration>PT18M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31" meta:character-count="239" meta:non-whitespace-character-count="211"/>
  </office:meta>
</office:document-meta>
</file>